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7, 2021 (05:47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, <text:a xlink:type="simple" xlink:href="https://github.com/csci-1301/csci-1301.github.io/raw/main/lectures/060_object_oriented_intro/Object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7T21:47:56Z</meta:creation-date>
    <dc:date>2021-09-07T21:47:56Z</dc:date>
    <meta:user-defined meta:name="date" meta:value-type="string">September   7, 2021 (05:47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